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0ed3" officeooo:paragraph-rsid="001c0ed3"/>
    </style:style>
    <style:style style:name="P2" style:family="paragraph" style:parent-style-name="Standard">
      <style:text-properties officeooo:rsid="001e0747" officeooo:paragraph-rsid="001e074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0747" officeooo:paragraph-rsid="001e074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f819" officeooo:paragraph-rsid="001ff819" style:font-weight-asian="bold" style:font-weight-complex="bold"/>
    </style:style>
    <style:style style:name="P5" style:family="paragraph" style:parent-style-name="Standard">
      <style:text-properties officeooo:rsid="001ff819" officeooo:paragraph-rsid="001ff819"/>
    </style:style>
    <style:style style:name="P6" style:family="paragraph" style:parent-style-name="Standard">
      <style:text-properties officeooo:rsid="0021ab2e" officeooo:paragraph-rsid="0021ab2e"/>
    </style:style>
    <style:style style:name="P7" style:family="paragraph" style:parent-style-name="Standard">
      <style:text-properties style:text-underline-style="none" fo:font-weight="normal" officeooo:rsid="0021ab2e" officeooo:paragraph-rsid="0021ab2e" style:font-weight-asian="normal" style:font-weight-complex="normal"/>
    </style:style>
    <style:style style:name="P8" style:family="paragraph" style:parent-style-name="Standard">
      <style:text-properties officeooo:rsid="001c0ed3" officeooo:paragraph-rsid="001c0ed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bd225" officeooo:paragraph-rsid="002bd22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0747" officeooo:paragraph-rsid="001e0747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30a64" officeooo:paragraph-rsid="00230a6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bd225" officeooo:paragraph-rsid="002bd22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cf118" officeooo:paragraph-rsid="002cf118" style:font-weight-asian="normal" style:font-weight-complex="normal"/>
    </style:style>
    <style:style style:name="P14" style:family="paragraph" style:parent-style-name="Standard">
      <style:text-properties officeooo:rsid="0021ab2e" officeooo:paragraph-rsid="0021ab2e"/>
    </style:style>
    <style:style style:name="P15" style:family="paragraph" style:parent-style-name="Standard">
      <style:text-properties fo:font-style="italic" style:text-underline-style="none" fo:font-weight="normal" officeooo:rsid="002cf118" officeooo:paragraph-rsid="002cf118" style:font-style-asian="italic" style:font-weight-asian="normal" style:font-style-complex="italic" style:font-weight-complex="normal"/>
    </style:style>
    <style:style style:name="T1" style:family="text">
      <style:text-properties officeooo:rsid="001c0ed3"/>
    </style:style>
    <style:style style:name="T2" style:family="text">
      <style:text-properties officeooo:rsid="001ff81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1ab2e"/>
    </style:style>
    <style:style style:name="T5" style:family="text">
      <style:text-properties officeooo:rsid="00230a64"/>
    </style:style>
    <style:style style:name="T6" style:family="text">
      <style:text-properties officeooo:rsid="00291262"/>
    </style:style>
    <style:style style:name="T7" style:family="text">
      <style:text-properties officeooo:rsid="002b1193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loext:rel-width-rel="paragraph" loext:rel-height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" text:anchor-type="page" text:anchor-page-number="1" svg:x="1.323cm" svg:y="7.99cm" svg:width="17.59cm" style:rel-width="100%" svg:height="10.772cm" style:rel-height="45%" draw:z-index="0">
        <draw:object xlink:href="../blitter-graphic.odg" xlink:type="simple" xlink:show="embed" xlink:actuate="onLoad"/>
        <draw:image xlink:href="./ObjectReplacements/Object 1" xlink:type="simple" xlink:show="embed" xlink:actuate="onLoad"/>
      </draw:frame>
      <text:p text:style-name="Title">Software Driven Blitter/<text:span text:style-name="T1">DMA</text:span></text:p>
      <text:p text:style-name="P1">This is an outline of a software driven blitter for the F256 Junior. <text:s/></text:p>
      <text:p text:style-name="P1">The concept behind this is that for reasons of both timing and FPGA real-estate it is difficult to build a blitter or DMA that operates automatically. </text:p>
      <text:p text:style-name="P1">However, a combination of the limitations of the 65C02 as a processor and the memory mapping of the F256 means it struggles to simply and efficiently process data in its 1M (?) address space. </text:p>
      <text:p text:style-name="P1"/>
      <text:p text:style-name="P3">Plan A</text:p>
      <text:p text:style-name="P2">This is a single data access/update element. There should be two of these ; there are at least two use cases for this (1) copying data and (2) rapid drawing of lines,<text:span text:style-name="T5">and </text:span><text:span text:style-name="T7">circles that use slope algorithms.</text:span></text:p>
      <text:p text:style-name="P3">Address</text:p>
      <text:p text:style-name="P2">The address part consists of a 24 bit address latch with a 10 bit signed adjustment latch which can be added to that address. <text:s/>This needs to allow, as a bare minimum additions of 0,+/-319,+/-320 and +/-321. </text:p>
      <text:p text:style-name="P2">The addition can either be done on every read/write, or not at all. This needs to be done without having to reset the adjust<text:span text:style-name="T2">ment latch. </text:span></text:p>
      <text:p text:style-name="P5"><text:soft-page-break/>The simplest way of doing this I believe is to have two read and two write ports for each pair of data access/update elements, one causes the adjust latch to be added, the other leaves it unchanged. <text:span text:style-name="T4">The LSB of the port address could be used to gate the addition.</text:span></text:p>
      <text:p text:style-name="P5">This allows sequential processing of data – e.g. read action write.by each element individually <text:span text:style-name="T7">or in concert.</text:span></text:p>
      <text:p text:style-name="P4">Data </text:p>
      <text:p text:style-name="P5">When the Data is read through an I/O port the data read is that at the address in question.</text:p>
      <text:p text:style-name="P6">When it is written there is the option to process that data as it goes in. This takes t<text:span text:style-name="T6">wo</text:span> phases.</text:p>
      <text:p text:style-name="P6">1) It is firstly ANDed with a fixed value.</text:p>
      <text:p text:style-name="P6">2) It is exclusive Ored with a fixed value.</text:p>
      <text:p text:style-name="P6"><text:span text:style-name="T3">Rationale</text:span></text:p>
      <text:p text:style-name="P7">The AND/XOR option allows various types of writes to memory, which for bitmaps (mostly !) allows graphic images to be written in various ways other than strict copying. <text:span text:style-name="T5">When drawing graphics to the bitmap it allows colour to be ANDed, ORed, XORed, or simply copied into the memory automatically, allowing the use of some palette effects.</text:span></text:p>
      <text:p text:style-name="P11">This could of course be done purely manually but this could be considered as some extra functionality at low cost (I do not know how propagation would be affected here).</text:p>
      <text:p text:style-name="P9">Port requirements</text:p>
      <text:p text:style-name="P12">2 x 8 bit Read (add, don’t add)</text:p>
      <text:p text:style-name="P12">2 x 8 bit Write (add, don’t add)</text:p>
      <text:p text:style-name="P12">3 x 8 bit set address register</text:p>
      <text:p text:style-name="P12">2 x 8/2 bits adjust address register</text:p>
      <text:p text:style-name="P12">2 x AND/OR processing registers</text:p>
      <text:p text:style-name="P12"/>
      <text:p text:style-name="P13">All opinions welcomed.</text:p>
      <text:p text:style-name="P13"/>
      <text:p text:style-name="P15">Paul Robson 18/10/20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7:10:20.076427616</meta:creation-date>
    <dc:date>2022-10-18T18:04:08.049378194</dc:date>
    <meta:editing-duration>PT53M31S</meta:editing-duration>
    <meta:editing-cycles>15</meta:editing-cycles>
    <meta:generator>LibreOffice/7.4.2.3$Linux_X86_64 LibreOffice_project/40$Build-3</meta:generator>
    <meta:document-statistic meta:table-count="0" meta:image-count="0" meta:object-count="1" meta:page-count="2" meta:paragraph-count="27" meta:word-count="432" meta:character-count="2386" meta:non-whitespace-character-count="1972"/>
  </office:meta>
</office:document-meta>
</file>